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3cm"/>
    </style:style>
    <style:style style:name="co2" style:family="table-column">
      <style:table-column-properties fo:break-before="auto" style:column-width="7.599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2.628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2.693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0.593cm"/>
    </style:style>
    <style:style style:name="co12" style:family="table-column">
      <style:table-column-properties fo:break-before="auto" style:column-width="2.891cm"/>
    </style:style>
    <style:style style:name="co13" style:family="table-column">
      <style:table-column-properties fo:break-before="auto" style:column-width="2.956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4.31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 style:data-style-name="N2"/>
  </office:automatic-styles>
  <office:body>
    <office:spreadsheet>
      <table:table table:name="Tree_damage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(Intercept)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Vol_sq</text:p>
          </table:table-cell>
          <table:table-cell office:value-type="string" calcext:value-type="string">
            <text:p>Vol2</text:p>
          </table:table-cell>
          <table:table-cell office:value-type="string" calcext:value-type="string">
            <text:p>Method:Vol_sq</text:p>
          </table:table-cell>
          <table:table-cell office:value-type="string" calcext:value-type="string">
            <text:p>Method:Vol2</text:p>
          </table:table-cell>
          <table:table-cell office:value-type="string" calcext:value-type="string">
            <text:p>Vol_log</text:p>
          </table:table-cell>
          <table:table-cell office:value-type="string" calcext:value-type="string">
            <text:p>Vol_log2</text:p>
          </table:table-cell>
          <table:table-cell office:value-type="string" calcext:value-type="string">
            <text:p>Method:Vol_log</text:p>
          </table:table-cell>
          <table:table-cell office:value-type="string" calcext:value-type="string">
            <text:p>Method:Vol_log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ogLik</text:p>
          </table:table-cell>
          <table:table-cell office:value-type="string" calcext:value-type="string">
            <text:p>AICc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64991479135395" calcext:value-type="float">
            <text:p>-3.6499147914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724019727961983" calcext:value-type="float">
            <text:p>0.7240197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-35.2457490032465" calcext:value-type="float">
            <text:p>-35.2457490032</text:p>
          </table:table-cell>
          <table:table-cell office:value-type="float" office:value="85.2011754258479" calcext:value-type="float">
            <text:p>85.2011754258</text:p>
          </table:table-cell>
          <table:table-cell office:value-type="float" office:value="0" calcext:value-type="float">
            <text:p>0</text:p>
          </table:table-cell>
          <table:table-cell office:value-type="float" office:value="0.98577486970759" calcext:value-type="float">
            <text:p>0.9857748697</text:p>
          </table:table-cell>
          <table:table-cell office:value-type="float" office:value="0.455138023628261" calcext:value-type="float">
            <text:p>0.4551380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68551060350124" calcext:value-type="float">
            <text:p>-3.6855106035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750877000412563" calcext:value-type="float">
            <text:p>0.7508770004</text:p>
          </table:table-cell>
          <table:table-cell office:value-type="float" office:value="-0.00431993419258657" calcext:value-type="float">
            <text:p>-0.004319934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-36.6419501785122" calcext:value-type="float">
            <text:p>-36.6419501785</text:p>
          </table:table-cell>
          <table:table-cell office:value-type="float" office:value="94.2494175984037" calcext:value-type="float">
            <text:p>94.2494175984</text:p>
          </table:table-cell>
          <table:table-cell office:value-type="float" office:value="9.04824217255577" calcext:value-type="float">
            <text:p>9.0482421726</text:p>
          </table:table-cell>
          <table:table-cell office:value-type="float" office:value="0.0106899806548449" calcext:value-type="float">
            <text:p>0.0106899807</text:p>
          </table:table-cell>
          <table:table-cell office:value-type="float" office:value="0.0524951869859759" calcext:value-type="float">
            <text:p>0.0524951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93215529108102" calcext:value-type="float">
            <text:p>-1.93215529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40315830729255" calcext:value-type="float">
            <text:p>0.014031583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-43.8243535153325" calcext:value-type="float">
            <text:p>-43.8243535153</text:p>
          </table:table-cell>
          <table:table-cell office:value-type="float" office:value="96.8608282427863" calcext:value-type="float">
            <text:p>96.8608282428</text:p>
          </table:table-cell>
          <table:table-cell office:value-type="float" office:value="11.6596528169384" calcext:value-type="float">
            <text:p>11.6596528169</text:p>
          </table:table-cell>
          <table:table-cell office:value-type="float" office:value="0.00289678526611615" calcext:value-type="float">
            <text:p>0.0028967853</text:p>
          </table:table-cell>
          <table:table-cell office:value-type="float" office:value="0.325005967515529" calcext:value-type="float">
            <text:p>0.32500596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12663311907119" calcext:value-type="float">
            <text:p>-1.1266331191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-45.5417134535144" calcext:value-type="float">
            <text:p>-45.5417134535</text:p>
          </table:table-cell>
          <table:table-cell office:value-type="float" office:value="100.29554811915" calcext:value-type="float">
            <text:p>100.2955481192</text:p>
          </table:table-cell>
          <table:table-cell office:value-type="float" office:value="15.0943726933022" calcext:value-type="float">
            <text:p>15.0943726933</text:p>
          </table:table-cell>
          <table:table-cell office:value-type="float" office:value="0.000520087431007275" calcext:value-type="float">
            <text:p>0.000520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26759897024295" calcext:value-type="float">
            <text:p>-1.2675989702</text:p>
          </table:table-cell>
          <table:table-cell table:number-columns-repeated="9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-48.2781775528464" calcext:value-type="float">
            <text:p>-48.2781775528</text:p>
          </table:table-cell>
          <table:table-cell office:value-type="float" office:value="103.262237458634" calcext:value-type="float">
            <text:p>103.2622374586</text:p>
          </table:table-cell>
          <table:table-cell office:value-type="float" office:value="18.0610620327862" calcext:value-type="float">
            <text:p>18.0610620328</text:p>
          </table:table-cell>
          <table:table-cell office:value-type="float" office:value="0.000117996181556638" calcext:value-type="float">
            <text:p>0.0001179962</text:p>
          </table:table-cell>
          <table:table-cell office:value-type="float" office:value="0.453684904425924" calcext:value-type="float">
            <text:p>0.4536849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199545963833" calcext:value-type="float">
            <text:p>-2.2199545964</text:p>
          </table:table-cell>
          <table:table-cell office:value-type="string" calcext:value-type="string">
            <text:p>NA</text:p>
          </table:table-cell>
          <table:table-cell office:value-type="float" office:value="-0.0000740811025653604" calcext:value-type="float">
            <text:p>-7.40811025653604E-005</text:p>
          </table:table-cell>
          <table:table-cell office:value-type="float" office:value="0.0264296285562798" calcext:value-type="float">
            <text:p>0.026429628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-51.7345327269028" calcext:value-type="float">
            <text:p>-51.7345327269</text:p>
          </table:table-cell>
          <table:table-cell office:value-type="float" office:value="115.344065453806" calcext:value-type="float">
            <text:p>115.3440654538</text:p>
          </table:table-cell>
          <table:table-cell office:value-type="float" office:value="30.1428900279576" calcext:value-type="float">
            <text:p>30.142890028</text:p>
          </table:table-cell>
          <table:table-cell office:value-type="float" office:value="0.000000280758128400209" calcext:value-type="float">
            <text:p>2.80758128400209E-007</text:p>
          </table:table-cell>
          <table:table-cell office:value-type="float" office:value="0.395978778260109" calcext:value-type="float">
            <text:p>0.3959787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7243528038209" calcext:value-type="float">
            <text:p>-1.8724352804</text:p>
          </table:table-cell>
          <table:table-cell office:value-type="string" calcext:value-type="string">
            <text:p>+</text:p>
          </table:table-cell>
          <table:table-cell office:value-type="float" office:value="-0.0000434614496158524" calcext:value-type="float">
            <text:p>-4.34614496158524E-005</text:p>
          </table:table-cell>
          <table:table-cell office:value-type="float" office:value="0.0191280575236913" calcext:value-type="float">
            <text:p>0.0191280575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-60.0140223893145" calcext:value-type="float">
            <text:p>-60.0140223893</text:p>
          </table:table-cell>
          <table:table-cell office:value-type="float" office:value="140.993562020008" calcext:value-type="float">
            <text:p>140.99356202</text:p>
          </table:table-cell>
          <table:table-cell office:value-type="float" office:value="55.7923865941604" calcext:value-type="float">
            <text:p>55.7923865942</text:p>
          </table:table-cell>
          <table:table-cell office:value-type="float" office:value="0.000000000000756162137299317" calcext:value-type="float">
            <text:p>7.56162137299317E-013</text:p>
          </table:table-cell>
          <table:table-cell office:value-type="float" office:value="0.399881032955474" calcext:value-type="float">
            <text:p>0.399881033</text:p>
          </table:table-cell>
        </table:table-row>
        <table:table-row table:style-name="ro1" table:number-rows-repeated="8">
          <table:table-cell table:number-columns-repeated="17"/>
        </table:table-row>
        <table:table-row table:style-name="ro1">
          <table:table-cell/>
          <table:table-cell office:value-type="string" calcext:value-type="string">
            <text:p>Variable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og-Likelihood</text:p>
          </table:table-cell>
          <table:table-cell office:value-type="string" calcext:value-type="string">
            <text:p>AICc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 square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g(Intensity)*Metho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-35.2457490032465" calcext:value-type="float">
            <text:p>-35.25</text:p>
          </table:table-cell>
          <table:table-cell table:style-name="ce1" office:value-type="float" office:value="85.2011754258479" calcext:value-type="float">
            <text:p>85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98577486970759" calcext:value-type="float">
            <text:p>0.99</text:p>
          </table:table-cell>
          <table:table-cell table:style-name="ce1" office:value-type="float" office:value="0.455138023628261" calcext:value-type="float">
            <text:p>0.4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g(Intensity)*Method+log(Intensity^2)*Metho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-36.6419501785122" calcext:value-type="float">
            <text:p>-36.64</text:p>
          </table:table-cell>
          <table:table-cell table:style-name="ce1" office:value-type="float" office:value="94.2494175984037" calcext:value-type="float">
            <text:p>94.25</text:p>
          </table:table-cell>
          <table:table-cell table:style-name="ce1" office:value-type="float" office:value="9.04824217255577" calcext:value-type="float">
            <text:p>9.05</text:p>
          </table:table-cell>
          <table:table-cell table:style-name="ce1" office:value-type="float" office:value="0.0106899806548449" calcext:value-type="float">
            <text:p>0.01</text:p>
          </table:table-cell>
          <table:table-cell table:style-name="ce1" office:value-type="float" office:value="0.0524951869859759" calcext:value-type="float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-43.8243535153325" calcext:value-type="float">
            <text:p>-43.82</text:p>
          </table:table-cell>
          <table:table-cell table:style-name="ce1" office:value-type="float" office:value="96.8608282427863" calcext:value-type="float">
            <text:p>96.86</text:p>
          </table:table-cell>
          <table:table-cell table:style-name="ce1" office:value-type="float" office:value="11.6596528169384" calcext:value-type="float">
            <text:p>11.66</text:p>
          </table:table-cell>
          <table:table-cell table:style-name="ce1" office:value-type="float" office:value="0.00289678526611615" calcext:value-type="float">
            <text:p>0.00</text:p>
          </table:table-cell>
          <table:table-cell table:style-name="ce1" office:value-type="float" office:value="0.325005967515529" calcext:value-type="float">
            <text:p>0.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-45.5417134535144" calcext:value-type="float">
            <text:p>-45.54</text:p>
          </table:table-cell>
          <table:table-cell table:style-name="ce1" office:value-type="float" office:value="100.29554811915" calcext:value-type="float">
            <text:p>100.30</text:p>
          </table:table-cell>
          <table:table-cell table:style-name="ce1" office:value-type="float" office:value="15.0943726933022" calcext:value-type="float">
            <text:p>15.09</text:p>
          </table:table-cell>
          <table:table-cell table:style-name="ce1" office:value-type="float" office:value="0.00052008743100727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ull model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-48.2781775528464" calcext:value-type="float">
            <text:p>-48.28</text:p>
          </table:table-cell>
          <table:table-cell table:style-name="ce1" office:value-type="float" office:value="103.262237458634" calcext:value-type="float">
            <text:p>103.26</text:p>
          </table:table-cell>
          <table:table-cell table:style-name="ce1" office:value-type="float" office:value="18.0610620327862" calcext:value-type="float">
            <text:p>18.06</text:p>
          </table:table-cell>
          <table:table-cell table:style-name="ce1" office:value-type="float" office:value="0.000117996181556638" calcext:value-type="float">
            <text:p>0.00</text:p>
          </table:table-cell>
          <table:table-cell table:style-name="ce1" office:value-type="float" office:value="0.453684904425924" calcext:value-type="float">
            <text:p>0.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tensity+Intensity^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-51.7345327269028" calcext:value-type="float">
            <text:p>-51.73</text:p>
          </table:table-cell>
          <table:table-cell table:style-name="ce1" office:value-type="float" office:value="115.344065453806" calcext:value-type="float">
            <text:p>115.34</text:p>
          </table:table-cell>
          <table:table-cell table:style-name="ce1" office:value-type="float" office:value="30.1428900279576" calcext:value-type="float">
            <text:p>30.14</text:p>
          </table:table-cell>
          <table:table-cell table:style-name="ce1" office:value-type="float" office:value="0.000000280758128400209" calcext:value-type="float">
            <text:p>0.00</text:p>
          </table:table-cell>
          <table:table-cell table:style-name="ce1" office:value-type="float" office:value="0.395978778260109" calcext:value-type="float">
            <text:p>0.4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tensity*Method+Intensity^2*Metho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-60.0140223893145" calcext:value-type="float">
            <text:p>-60.01</text:p>
          </table:table-cell>
          <table:table-cell table:style-name="ce1" office:value-type="float" office:value="140.993562020008" calcext:value-type="float">
            <text:p>140.99</text:p>
          </table:table-cell>
          <table:table-cell table:style-name="ce1" office:value-type="float" office:value="55.7923865941604" calcext:value-type="float">
            <text:p>55.79</text:p>
          </table:table-cell>
          <table:table-cell table:style-name="ce1" office:value-type="float" office:value="0.000000000000756162137299317" calcext:value-type="float">
            <text:p>0.00</text:p>
          </table:table-cell>
          <table:table-cell table:style-name="ce1" office:value-type="float" office:value="0.399881032955474" calcext:value-type="float">
            <text:p>0.4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 style:data-style-name="N2" text:time-value="18:04:26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1T18:04:42.547000000</dc:date>
    <meta:editing-duration>PT14M25S</meta:editing-duration>
    <meta:editing-cycles>3</meta:editing-cycles>
    <meta:generator>LibreOffice/4.3.5.2$Windows_x86 LibreOffice_project/3a87456aaa6a95c63eea1c1b3201acedf0751bd5</meta:generator>
    <meta:document-statistic meta:table-count="1" meta:cell-count="191" meta:object-count="0"/>
  </office:meta>
</office:document-meta>
</file>